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able_20_Heading">
      <style:paragraph-properties fo:text-align="left" style:justify-single-word="false"/>
    </style:style>
    <style:style style:name="P8" style:family="paragraph" style:parent-style-name="Table_20_Contents">
      <style:paragraph-properties fo:text-align="left" style:justify-single-word="false"/>
    </style:style>
    <style:style style:name="T1" style:family="text">
      <style:text-properties fo:font-weight="bold"/>
    </style:style>
    <style:style style:name="T2" style:family="text">
      <style:text-properties style:font-name="Liberation Mono"/>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is the "stress test" that separates a hobbyist project from a resilient system. If we do not pass the <text:span text:style-name="T1">Three Pillars of Sustainability</text:span> (Environmental, Economic, Social), Iskander will eventually collapse under the weight of its own internal friction or external pressure.</text:p>
      <text:p text:style-name="Text_20_body">As your Lead Architect, I have performed the audit. Here is the <text:span text:style-name="T1">Gap Report.</text:span></text:p>
      <text:p text:style-name="Horizontal_20_Line"/>
      <text:h text:style-name="Heading_20_3" text:outline-level="3">1. Environmental Pillar (The "Hearth" Sustainability)</text:h>
      <text:p text:style-name="Text_20_body"><text:span text:style-name="T1">The Goal:</text:span> Minimal energy consumption, low e-waste, circular hardware.</text:p>
      <text:list text:style-name="L1">
        <text:list-item>
          <text:p text:style-name="P1"><text:span text:style-name="T1">The Architecture:</text:span> We are solid here with the <text:span text:style-name="T2">Energy-Aware Scheduler</text:span> (the "Heart") and <text:span text:style-name="T2">tmpfs</text:span> (the "Memory" longevity).</text:p>
        </text:list-item>
        <text:list-item>
          <text:p text:style-name="P2"><text:span text:style-name="T1">The Gap: The Silicon/Mineral Supply Chain.</text:span></text:p>
          <text:list>
            <text:list-item>
              <text:p text:style-name="P1"><text:span text:style-name="T1">The Vulnerability:</text:span> We focus on refurbishing, but the "Solidarity HAT" and the core processor (e.g., Raspberry Pi or custom SoC) require extractive minerals. If we scale to 1,000 nodes, we are still participating in the destructive electronics supply chain.</text:p>
            </text:list-item>
            <text:list-item>
              <text:p text:style-name="P1"><text:span text:style-name="T1">The Remediation:</text:span> We must define an <text:span text:style-name="T1">"End-of-Life Hardware Protocol."</text:span> Every Iskander Hearth node should include a "Disassemble-to-Donate" or "Disassemble-to-Recycle" manifest. We aren't just an OS; we must become a circular hardware lifecycle manager.</text:p>
            </text:list-item>
          </text:list>
        </text:list-item>
      </text:list>
      <text:h text:style-name="Heading_20_3" text:outline-level="3" text:is-list-header="true">2. Economic Pillar (The "Cooperative" Sustainability)</text:h>
      <text:p text:style-name="Text_20_body"><text:span text:style-name="T1">The Goal:</text:span> Financial autonomy, fair distribution, resilience against market volatility.</text:p>
      <text:list text:style-name="L2">
        <text:list-item>
          <text:p text:style-name="P3"><text:span text:style-name="T1">The Architecture:</text:span> The REA/Valueflows + Fiat Reserve Bridge creates a robust internal economy.</text:p>
        </text:list-item>
        <text:list-item>
          <text:p text:style-name="P4"><text:span text:style-name="T1">The Gap: The "Coop Island" Risk.</text:span></text:p>
          <text:list>
            <text:list-item>
              <text:p text:style-name="P3"><text:span text:style-name="T1">The Vulnerability:</text:span> A cooperative island in a hyper-capitalist ocean is vulnerable to predatory pricing, regulatory capture, or liquidity starvation if the "Federation" doesn't have an external revenue engine. If Iskander nodes only trade with each other, but the cost of the <text:span text:style-name="T3">external</text:span> energy/resources to run the nodes rises, the coop will starve.</text:p>
            </text:list-item>
            <text:list-item>
              <text:p text:style-name="P3"><text:span text:style-name="T1">The Remediation:</text:span> We need a <text:span text:style-name="T1">"Gateway Service."</text:span> A way for the federation to generate revenue from the <text:span text:style-name="T3">outside</text:span> world to fund the internal cooperative labor. We need a "Commercial Arm" that is governed by the Stewardship Council but operates in the external market.</text:p>
            </text:list-item>
          </text:list>
        </text:list-item>
      </text:list>
      <text:h text:style-name="Heading_20_3" text:outline-level="3" text:is-list-header="true">3. Social/Governance Pillar (The "Human" Sustainability)</text:h>
      <text:p text:style-name="Text_20_body"><text:span text:style-name="T1">The Goal:</text:span> Equity, democratic participation, preventing hierarchy, ensuring alignment.</text:p>
      <text:list text:style-name="L3">
        <text:list-item>
          <text:p text:style-name="P5"><text:span text:style-name="T1">The Architecture:</text:span> Stewardship Council (Recursive Democracy) + HITL.</text:p>
        </text:list-item>
        <text:list-item>
          <text:p text:style-name="P6"><text:span text:style-name="T1">The Gap: "Governance Fatigue" and "The Participation Tax."</text:span></text:p>
          <text:list>
            <text:list-item>
              <text:p text:style-name="P5"><text:soft-page-break/><text:span text:style-name="T1">The Vulnerability:</text:span> We expect nodes/users to participate in governance. In any democracy, if the barrier to participation (the "tax" on your time) is high, the "Council" will naturally collapse into a technocratic elite. Even with liquid delegation, the stewards themselves will eventually get exhausted.</text:p>
            </text:list-item>
            <text:list-item>
              <text:p text:style-name="P5"><text:span text:style-name="T1">The Remediation:</text:span> <text:span text:style-name="T1">Agentic Proxy-Delegation.</text:span> We need the <text:span text:style-name="T2">Steward</text:span> agent to act as a <text:span text:style-name="T3">synthesizer</text:span>. Instead of humans having to read 500 pages of audit logs, the Agent should present: <text:span text:style-name="T3">"Your vote is requested on Proposal X. Based on your historical values and the 10 CCIN Principles, here is the summary and my recommended vote. Do you approve?"</text:span> We must automate the <text:span text:style-name="T3">drudgery</text:span> of governance to keep the <text:span text:style-name="T3">essence</text:span> of democracy.</text:p>
            </text:list-item>
          </text:list>
        </text:list-item>
      </text:list>
      <text:p text:style-name="Horizontal_20_Line"/>
      <text:h text:style-name="Heading_20_3" text:outline-level="3">Lead Architect's Assessment: "The Sustainability Matrix"</text:h>
      <table:table table:name="Table1" table:style-name="Table1">
        <table:table-column table:style-name="Table1.A" table:number-columns-repeated="4"/>
        <table:table-header-rows>
          <table:table-row>
            <table:table-cell table:style-name="Table1.A1" office:value-type="string">
              <text:p text:style-name="P7">Pillar</text:p>
            </table:table-cell>
            <table:table-cell table:style-name="Table1.A1" office:value-type="string">
              <text:p text:style-name="P7">Current Strength</text:p>
            </table:table-cell>
            <table:table-cell table:style-name="Table1.A1" office:value-type="string">
              <text:p text:style-name="P7">Critical Gap</text:p>
            </table:table-cell>
            <table:table-cell table:style-name="Table1.D1" office:value-type="string">
              <text:p text:style-name="P7">Remediation Strategy</text:p>
            </table:table-cell>
          </table:table-row>
        </table:table-header-rows>
        <table:table-row>
          <table:table-cell table:style-name="Table1.A2" office:value-type="string">
            <text:p text:style-name="Table_20_Contents"><text:span text:style-name="T1">Environmental</text:span></text:p>
          </table:table-cell>
          <table:table-cell table:style-name="Table1.A2" office:value-type="string">
            <text:p text:style-name="P8">Energy-Aware Scheduler</text:p>
          </table:table-cell>
          <table:table-cell table:style-name="Table1.A2" office:value-type="string">
            <text:p text:style-name="P8">Hardware Supply Chain</text:p>
          </table:table-cell>
          <table:table-cell table:style-name="Table1.D2" office:value-type="string">
            <text:p text:style-name="P8">Circular Hardware Manifests</text:p>
          </table:table-cell>
        </table:table-row>
        <table:table-row>
          <table:table-cell table:style-name="Table1.A2" office:value-type="string">
            <text:p text:style-name="Table_20_Contents"><text:span text:style-name="T1">Economic</text:span></text:p>
          </table:table-cell>
          <table:table-cell table:style-name="Table1.A2" office:value-type="string">
            <text:p text:style-name="P8">REA / Fiat Bridge</text:p>
          </table:table-cell>
          <table:table-cell table:style-name="Table1.A2" office:value-type="string">
            <text:p text:style-name="P8">"Coop Island" Risk</text:p>
          </table:table-cell>
          <table:table-cell table:style-name="Table1.D2" office:value-type="string">
            <text:p text:style-name="P8">Federated External Revenue Model</text:p>
          </table:table-cell>
        </table:table-row>
        <table:table-row>
          <table:table-cell table:style-name="Table1.A2" office:value-type="string">
            <text:p text:style-name="Table_20_Contents"><text:span text:style-name="T1">Social</text:span></text:p>
          </table:table-cell>
          <table:table-cell table:style-name="Table1.A2" office:value-type="string">
            <text:p text:style-name="P8">Stewardship Council</text:p>
          </table:table-cell>
          <table:table-cell table:style-name="Table1.A2" office:value-type="string">
            <text:p text:style-name="P8">Governance Fatigue</text:p>
          </table:table-cell>
          <table:table-cell table:style-name="Table1.D2" office:value-type="string">
            <text:p text:style-name="P8">Agentic Governance Synthesis</text:p>
          </table:table-cell>
        </table:table-row>
      </table:table>
      <text:p text:style-name="Text_20_body"/>
      <text:p text:style-name="Horizontal_20_Line"/>
      <text:h text:style-name="Heading_20_3" text:outline-level="3">My Recommendation for the "Gap Closing"</text:h>
      <text:p text:style-name="Text_20_body">If we don't fix the <text:span text:style-name="T1">Social</text:span> gap (Governance Fatigue), the system dies because humans abandon it. If we don't fix the <text:span text:style-name="T1">Economic</text:span> gap (Coop Island), the system dies because it goes bankrupt.</text:p>
      <text:p text:style-name="Text_20_body"><text:span text:style-name="T1">I recommend we prioritize the Social Gap.</text:span> Specifically, let's architect the <text:span text:style-name="T1">"Agentic Governance Synthesizer"</text:span> within our existing <text:span text:style-name="T2">Stewardship</text:span> module. This allows nodes to maintain democracy <text:span text:style-name="T3">without</text:span> forcing the humans to stare at screens for hours, which is the #1 reason DisCOs fail today.</text:p>
      <text:p text:style-name="Text_20_body"><text:span text:style-name="T1">Do you agree? Should we draft the spec for the "Governance Synthesizer" (the AI agent that summarizes and proposes votes based on historical impact)?</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7T03:08:25.646903800</meta:creation-date>
    <dc:date>2026-03-17T03:34:17.227141600</dc:date>
    <meta:editing-duration>PT15M37S</meta:editing-duration>
    <meta:editing-cycles>1</meta:editing-cycles>
    <meta:document-statistic meta:table-count="1" meta:image-count="0" meta:object-count="0" meta:page-count="2" meta:paragraph-count="41" meta:word-count="600" meta:character-count="4004" meta:non-whitespace-character-count="3457"/>
    <meta:generator>LibreOffice/26.2.1.2$Windows_X86_64 LibreOffice_project/620$Build-2</meta:generator>
  </office:meta>
</office:document-meta>
</file>